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88c0a" officeooo:paragraph-rsid="00088c0a" style:font-weight-asian="bold" style:font-weight-complex="bold"/>
    </style:style>
    <style:style style:name="P2" style:family="paragraph" style:parent-style-name="Standard">
      <style:text-properties fo:font-style="italic" fo:font-weight="normal" officeooo:rsid="00088c0a" officeooo:paragraph-rsid="00088c0a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88c0a"/>
    </style:style>
    <style:style style:name="P4" style:family="paragraph" style:parent-style-name="Standard">
      <style:text-properties style:text-line-through-style="solid" style:text-line-through-type="single" fo:font-style="normal" fo:font-weight="normal" officeooo:rsid="00088c0a" officeooo:paragraph-rsid="00088c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line-through-style="solid" style:text-line-through-type="double" fo:font-style="normal" fo:font-weight="normal" officeooo:rsid="00088c0a" officeooo:paragraph-rsid="00088c0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88c0a" officeooo:paragraph-rsid="00088c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text-shadow="1pt 1pt" fo:font-weight="normal" officeooo:rsid="00088c0a" officeooo:paragraph-rsid="00088c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88c0a" officeooo:paragraph-rsid="00088c0a" style:font-style-asian="normal" style:font-weight-asian="normal" style:font-style-complex="normal" style:font-weight-complex="normal" style:font-relief="embossed"/>
    </style:style>
    <style:style style:name="P9" style:family="paragraph" style:parent-style-name="Standard">
      <style:text-properties fo:font-style="normal" fo:font-weight="normal" officeooo:rsid="00088c0a" officeooo:paragraph-rsid="00088c0a" style:font-style-asian="normal" style:font-weight-asian="normal" style:font-style-complex="normal" style:font-weight-complex="normal" style:font-relief="engraved"/>
    </style:style>
    <style:style style:name="P10" style:family="paragraph" style:parent-style-name="Standard">
      <style:text-properties fo:font-variant="small-caps" fo:font-style="normal" fo:font-weight="normal" officeooo:rsid="00088c0a" officeooo:paragraph-rsid="00088c0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text-transform="uppercase" fo:font-style="normal" fo:font-weight="normal" officeooo:rsid="00088c0a" officeooo:paragraph-rsid="00088c0a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officeooo:rsid="00088c0a" style:font-style-asian="normal" style:font-weight-asian="normal" style:font-style-complex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texto está en negrita.</text:p>
      <text:p text:style-name="P2">Este texto está en cursiva.</text:p>
      <text:p text:style-name="P3"><text:span text:style-name="T1">Este texto está en subrayado.</text:span></text:p>
      <text:p text:style-name="P4">Este texto está en tachado.</text:p>
      <text:p text:style-name="P5">Este texto está en doble tachado.</text:p>
      <text:p text:style-name="P6">Este texto lleva <text:span text:style-name="T2">superíndice</text:span></text:p>
      <text:p text:style-name="P6">Este texto lleva <text:span text:style-name="T3">subíndice.</text:span></text:p>
      <text:p text:style-name="P7">Este texto está en sombra.</text:p>
      <text:p text:style-name="P6">Este texto está en contorno.<office:annotation loext:resolved="false"><dc:creator>Unknown Author</dc:creator><dc:date>2025-03-07T19:57:02.444339262</dc:date><text:p text:style-name="Comment">Imposible en LibreOffice Writer</text:p></office:annotation></text:p>
      <text:p text:style-name="P8">Este texto está en relieve.</text:p>
      <text:p text:style-name="P9">Este texto está en grabado.</text:p>
      <text:p text:style-name="P10">Este texto está en versales.</text:p>
      <text:p text:style-name="P11">Este texto está en mayúscula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9:49:01.086515751</meta:creation-date>
    <dc:date>2025-03-07T20:00:01.722819733</dc:date>
    <meta:editing-duration>PT11M1S</meta:editing-duration>
    <meta:editing-cycles>1</meta:editing-cycles>
    <meta:document-statistic meta:table-count="0" meta:image-count="0" meta:object-count="0" meta:page-count="1" meta:paragraph-count="13" meta:word-count="64" meta:character-count="363" meta:non-whitespace-character-count="312"/>
    <meta:generator>LibreOffice/25.2.1.2$Linux_X86_64 LibreOffice_project/520$Build-2</meta:generator>
  </office:meta>
</office:document-meta>
</file>